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D8000002B8A65A0353.png"/>
  <manifest:file-entry manifest:media-type="image/jpeg" manifest:full-path="Pictures/10000000000001AB00000040CD8D5343.jp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TUT_5f_template_5f_blue-title">
      <style:graphic-properties draw:fill-color="#ffffff" fo:min-height="3.177cm"/>
    </style:style>
    <style:style style:name="pr2" style:family="presentation" style:parent-style-name="TUT_5f_template_5f_blue-outline1">
      <style:graphic-properties draw:fill-color="#ffffff" fo:min-height="11.855cm"/>
    </style:style>
    <style:style style:name="pr3" style:family="presentation" style:parent-style-name="TUT_5f_template_5f_blue-notes">
      <style:graphic-properties draw:fill-color="#ffffff" fo:min-height="11.43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529cm" fo:margin-right="0cm" fo:text-indent="-0.529cm"/>
    </style:style>
    <style:style style:name="P3" style:family="paragraph">
      <style:paragraph-properties fo:margin-left="1.587cm" fo:margin-right="0cm" fo:text-indent="-0.529cm"/>
    </style:style>
    <style:style style:name="P4" style:family="paragraph">
      <style:paragraph-properties fo:margin-left="2.645cm" fo:margin-right="0cm" fo:text-indent="-0.529cm"/>
    </style:style>
    <style:style style:name="P5" style:family="paragraph">
      <style:paragraph-properties fo:margin-left="0cm" fo:margin-right="0cm" fo:text-indent="0cm"/>
      <style:text-properties fo:font-size="12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tyle="italic"/>
    </style:style>
    <style:style style:name="T3" style:family="text">
      <style:text-properties fo:font-style="normal" style:text-underline-style="none"/>
    </style:style>
    <style:style style:name="T4" style:family="text">
      <style:text-properties fo:font-style="italic" style:text-underline-style="none"/>
    </style:style>
    <style:style style:name="T5" style:family="text">
      <style:text-properties fo:font-style="normal"/>
    </style:style>
    <style:style style:name="T6" style:family="text">
      <style:text-properties fo:font-size="14pt" fo:font-style="italic"/>
    </style:style>
    <style:style style:name="T7" style:family="text">
      <style:text-properties fo:font-weight="bold"/>
    </style:style>
    <text:list-style style:name="L1">
      <text:list-level-style-bullet text:level="1" text:bullet-char="•"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">
        <style:list-level-properties text:min-label-width="0.529cm"/>
        <style:text-properties fo:font-family="Wingdings" style:font-pitch="variable" style:font-charset="x-symbol" fo:color="#000000" fo:font-size="100%"/>
      </text:list-level-style-bullet>
      <text:list-level-style-bullet text:level="2" text:bullet-char="">
        <style:list-level-properties text:space-before="1.058cm" text:min-label-width="0.529cm"/>
        <style:text-properties fo:font-family="Wingdings" style:font-pitch="variable" style:font-charset="x-symbol" fo:color="#000000" fo:font-size="100%"/>
      </text:list-level-style-bullet>
      <text:list-level-style-bullet text:level="3" text:bullet-char="•">
        <style:list-level-properties text:space-before="2.116cm" text:min-label-width="0.529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074cm" text:min-label-width="0.635cm"/>
        <style:text-properties fo:font-family="Arial" style:font-family-generic="swiss" style:font-pitch="variable" fo:color="#333333" fo:font-size="100%"/>
      </text:list-level-style-bullet>
      <text:list-level-style-bullet text:level="5" text:bullet-char="»">
        <style:list-level-properties text:space-before="5.238cm" text:min-label-width="0.635cm"/>
        <style:text-properties fo:font-family="Arial" style:font-family-generic="swiss" style:font-pitch="variable" fo:color="#333333" fo:font-size="100%"/>
      </text:list-level-style-bullet>
      <text:list-level-style-bullet text:level="6" text:bullet-char="»">
        <style:list-level-properties text:space-before="5.238cm" text:min-label-width="0.635cm"/>
        <style:text-properties fo:font-family="Arial" style:font-family-generic="swiss" style:font-pitch="variable" fo:color="#333333" fo:font-size="100%"/>
      </text:list-level-style-bullet>
      <text:list-level-style-bullet text:level="7" text:bullet-char="»">
        <style:list-level-properties text:space-before="5.238cm" text:min-label-width="0.635cm"/>
        <style:text-properties fo:font-family="Arial" style:font-family-generic="swiss" style:font-pitch="variable" fo:color="#333333" fo:font-size="100%"/>
      </text:list-level-style-bullet>
      <text:list-level-style-bullet text:level="8" text:bullet-char="»">
        <style:list-level-properties text:space-before="5.238cm" text:min-label-width="0.635cm"/>
        <style:text-properties fo:font-family="Arial" style:font-family-generic="swiss" style:font-pitch="variable" fo:color="#333333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text-properties fo:font-family="Times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imes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UT_5f_template_5f_blue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0.191cm" svg:height="3.177cm" svg:x="3.809cm" svg:y="0.699cm" presentation:class="title" presentation:user-transformed="true">
          <draw:text-box>
            <text:p text:style-name="P1">TCE tutorial: <text:line-break/>From C to VHDL as quickly as possible</text:p>
          </draw:text-box>
        </draw:frame>
        <draw:frame presentation:style-name="pr2" draw:text-style-name="P2" draw:layer="layout" svg:width="19.473cm" svg:height="11.855cm" svg:x="3.809cm" svg:y="5.291cm" presentation:class="outline">
          <draw:text-box>
            <text:list text:style-name="L2">
              <text:list-item>
                <text:p text:style-name="P2">This tutorial shows how you can quickly turn your C code into parallel code and a VHDL-model of a processor using the TCE toolset</text:p>
              </text:list-item>
            </text:list>
            <text:list text:style-name="L2">
              <text:list-item>
                <text:p text:style-name="P2">The basic idea is that you compile the C code, pass the sequential code to the design space explorer tool and let it generate a processor design capable of running the program for you</text:p>
              </text:list-item>
            </text:list>
            <text:list text:style-name="L2">
              <text:list-item>
                <text:p text:style-name="P2">This tutorial has been tested with rev 3451 of TCE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1" presentation:class="page"/>
          <draw:frame presentation:style-name="pr3" draw:text-style-name="P1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" draw:style-name="dp1" draw:master-page-name="TUT_5f_template_5f_blue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19.473cm" svg:height="3.177cm" svg:x="3.809cm" svg:y="0.634cm" presentation:class="title">
          <draw:text-box>
            <text:p text:style-name="P1">Initial setup</text:p>
          </draw:text-box>
        </draw:frame>
        <draw:frame presentation:style-name="pr2" draw:text-style-name="P2" draw:layer="layout" svg:width="19.473cm" svg:height="11.855cm" svg:x="3.809cm" svg:y="5.291cm" presentation:class="outline">
          <draw:text-box>
            <text:list text:style-name="L2">
              <text:list-item>
                <text:p text:style-name="P2">Download and unpack the tutorial file package</text:p>
              </text:list-item>
            </text:list>
            <text:list text:style-name="L2">
              <text:list-item>
                <text:list>
                  <text:list-item>
                    <text:p text:style-name="P3">wget http://tce.cs.tut.fi/tutorial_files/explorer_c2vhdl.tar.gz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tar -xvvzf explorer_c2vhdl.tar.gz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cd c2vhdl</text:p>
                  </text:list-item>
                </text:list>
              </text:list-item>
            </text:list>
            <text:list text:style-name="L2">
              <text:list-item>
                <text:p text:style-name="P2">There is an application directory which contains an example C source code, the “complex multiply” benchmark from DSPstone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2" presentation:class="page"/>
          <draw:frame presentation:style-name="pr3" draw:text-style-name="P1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" draw:style-name="dp1" draw:master-page-name="TUT_5f_template_5f_blue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19.473cm" svg:height="3.177cm" svg:x="3.809cm" svg:y="0.634cm" presentation:class="title">
          <draw:text-box>
            <text:p text:style-name="P1">Compile the sources</text:p>
          </draw:text-box>
        </draw:frame>
        <draw:frame presentation:style-name="pr2" draw:text-style-name="P2" draw:layer="layout" svg:width="22.891cm" svg:height="11.855cm" svg:x="1.609cm" svg:y="5.291cm" presentation:class="outline" presentation:user-transformed="true">
          <draw:text-box>
            <text:list text:style-name="L2">
              <text:list-item>
                <text:p text:style-name="P2">First compile the C sources of the programs into generic sequential TTA programs using the TCE frontend compiler</text:p>
              </text:list-item>
            </text:list>
            <text:list text:style-name="L2">
              <text:list-item>
                <text:p text:style-name="P2">Note that the compiler output file <text:span text:style-name="T1">must</text:span> be named 'sequential_program'</text:p>
              </text:list-item>
            </text:list>
            <text:list text:style-name="L2">
              <text:list-item>
                <text:list>
                  <text:list-item>
                    <text:p text:style-name="P3"><text:span text:style-name="T2">gcc-tce -O2 -o application1/sequential_program application1/complex_multiply.c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3" presentation:class="page"/>
          <draw:frame presentation:style-name="pr3" draw:text-style-name="P1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" draw:style-name="dp1" draw:master-page-name="TUT_5f_template_5f_blue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19.473cm" svg:height="3.177cm" svg:x="3.809cm" svg:y="0.634cm" presentation:class="title">
          <draw:text-box>
            <text:p text:style-name="P1">InitialMachineExplorer:<text:line-break/>Generating a Processor for the Program</text:p>
          </draw:text-box>
        </draw:frame>
        <draw:frame presentation:style-name="pr2" draw:text-style-name="P2" draw:layer="layout" svg:width="24cm" svg:height="11.855cm" svg:x="1cm" svg:y="5cm" presentation:class="outline" presentation:user-transformed="true">
          <draw:text-box>
            <text:list text:style-name="L2">
              <text:list-item>
                <text:p text:style-name="P2">First we use “initial machine explorer” to create an initial processor design capable of running the input program</text:p>
              </text:list-item>
            </text:list>
            <text:list text:style-name="L2">
              <text:list-item>
                <text:list>
                  <text:list-item>
                    <text:p text:style-name="P3"><text:span text:style-name="T2">explore -e InitialMachineExplorer -a application1/ <text:s/>-p build_idf=true ExplorerResults.dsdb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4">-e &lt;plugin&gt; specifies the plugin to be used in exploring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4">-a &lt;dir&gt; specifies an application searchpath to be added to the ExplorerResults database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4">-p option passes the parameter to the plugin - in this case the initial machine explorer plugin is instructed to also generate an implementation description of the processor design (not only an architecture description) so we can generate a VHDL implementation for it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4">Last parameter is the design space data base (DSDB) to store the explored processor configurations (architecture and implementation description file pairs) for later use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2">After running for a while, explorer should create a processor configuration to the DSDB with ID 1 </text:p>
              </text:list-item>
            </text:list>
            <text:list text:style-name="L2">
              <text:list-item>
                <text:list>
                  <text:list-item>
                    <text:p text:style-name="P3">This part of TCE is quite unoptimized so it can take several minutes to finish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To save time, ready-made results are included in 'ExplorerResultsPre.dsdb' which you can use instead of waiting to produce a new DSDB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The first configuration includes all the necessary resources but it is fully connect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4" presentation:class="page"/>
          <draw:frame presentation:style-name="pr3" draw:text-style-name="P1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" draw:style-name="dp1" draw:master-page-name="TUT_5f_template_5f_blue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19.473cm" svg:height="3.177cm" svg:x="3.809cm" svg:y="0.634cm" presentation:class="title">
          <draw:text-box>
            <text:p text:style-name="P1">SimpleICOptimizer:<text:line-break/>Optimizing Connectivity of the Processor</text:p>
          </draw:text-box>
        </draw:frame>
        <draw:frame presentation:style-name="pr2" draw:text-style-name="P2" draw:layer="layout" svg:width="19.473cm" svg:height="11.855cm" svg:x="3.809cm" svg:y="5.291cm" presentation:class="outline">
          <draw:text-box>
            <text:list text:style-name="L2">
              <text:list-item>
                <text:p text:style-name="P2">Optimize the initial configuration using “simple IC optimizer” which removes unused connections from the processor</text:p>
              </text:list-item>
            </text:list>
            <text:list text:style-name="L2">
              <text:list-item>
                <text:list>
                  <text:list-item>
                    <text:p text:style-name="P3"><text:span text:style-name="T3">This phase can be skipped in case a fully connected machine is acceptabl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4">explore -e SimpleICOptimizer -s 1 ExplorerResults.dsdb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4"><text:span text:style-name="T3">-s &lt;conf_ID&gt; option defines the processor configuration to be optimized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2"><text:span text:style-name="T3">A new processor configuration with a reduced connectivity processor architecture has been added to the database</text:span></text:p>
              </text:list-item>
            </text:list>
            <text:list text:style-name="L2">
              <text:list-item>
                <text:list>
                  <text:list-item>
                    <text:p text:style-name="P3"><text:span text:style-name="T3">Again, to save time, the resulting DSDB of this phase has been pregenerated to ExplorerResultsPre2.dsdb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5" presentation:class="page"/>
          <draw:frame presentation:style-name="pr3" draw:text-style-name="P1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" draw:style-name="dp1" draw:master-page-name="TUT_5f_template_5f_blue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19.473cm" svg:height="3.177cm" svg:x="3.809cm" svg:y="0.634cm" presentation:class="title">
          <draw:text-box>
            <text:p text:style-name="P1">Inspecting the Results</text:p>
          </draw:text-box>
        </draw:frame>
        <draw:frame presentation:style-name="pr2" draw:text-style-name="P2" draw:layer="layout" svg:width="20.5cm" svg:height="11.855cm" svg:x="2.7cm" svg:y="4.5cm" presentation:class="outline" presentation:user-transformed="true">
          <draw:text-box>
            <text:list text:style-name="L2">
              <text:list-item>
                <text:p text:style-name="P2">You can export the processor configurations from the database with:</text:p>
              </text:list-item>
            </text:list>
            <text:list text:style-name="L2">
              <text:list-item>
                <text:list>
                  <text:list-item>
                    <text:p text:style-name="P3"><text:span text:style-name="T2">explore -w &lt;conf_ID&gt; &lt;database_file&gt;</text:span></text:p>
                  </text:list-item>
                </text:list>
              </text:list-item>
            </text:list>
            <text:list text:style-name="L2">
              <text:list-item>
                <text:p text:style-name="P2"><text:span text:style-name="T5">It will generate &lt;ID&gt;.adf and &lt;ID&gt;.idf files</text:span></text:p>
              </text:list-item>
            </text:list>
            <text:list text:style-name="L2">
              <text:list-item>
                <text:list>
                  <text:list-item>
                    <text:p text:style-name="P3"><text:span text:style-name="T5">ADF is the architecture description, and IDF describes which implementations to use for each architectural componen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2">explore -w 1 ExplorerResults.dsdb</text:span><text:span text:style-name="T6"> # the configuration before connectivity reductio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2">explore -w 2 ExplorerResults.dsdb #</text:span><text:span text:style-name="T6"> the configuration after unused connectivity was removed</text:span></text:p>
                  </text:list-item>
                </text:list>
              </text:list-item>
            </text:list>
            <text:list text:style-name="L2">
              <text:list-item>
                <text:p text:style-name="P2"><text:span text:style-name="T5">You can check how the architectures look like by running the Processor Designer GUI:</text:span></text:p>
              </text:list-item>
            </text:list>
            <text:list text:style-name="L2">
              <text:list-item>
                <text:list>
                  <text:list-item>
                    <text:p text:style-name="P3"><text:span text:style-name="T2">prode 1.adf &amp; prode 2.adf &amp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6" presentation:class="page"/>
          <draw:frame presentation:style-name="pr3" draw:text-style-name="P1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" draw:style-name="dp1" draw:master-page-name="TUT_5f_template_5f_blue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19.473cm" svg:height="3.177cm" svg:x="3.809cm" svg:y="0.634cm" presentation:class="title">
          <draw:text-box>
            <text:p text:style-name="P1">...Inspecting the Results</text:p>
          </draw:text-box>
        </draw:frame>
        <draw:frame presentation:style-name="pr2" draw:text-style-name="P2" draw:layer="layout" svg:width="24cm" svg:height="11.855cm" svg:x="1cm" svg:y="4.5cm" presentation:class="outline" presentation:user-transformed="true">
          <draw:text-box>
            <text:list text:style-name="L2">
              <text:list-item>
                <text:p text:style-name="P2"><text:span text:style-name="T5">If you want to get a (rough) estimate of the die area and the longest path delay of the processors you can run the Cost Estimator:</text:span></text:p>
              </text:list-item>
            </text:list>
            <text:list text:style-name="L2">
              <text:list-item>
                <text:list>
                  <text:list-item>
                    <text:p text:style-name="P3"><text:span text:style-name="T2">estimate 1.adf 1.idf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2">estimate 2.adf 2.idf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5">Again, this can take several minutes with the current unoptimized TCE code, so here is the output from the commands: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5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5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5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5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5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5">The longest path delay is 15 ns for both, which equals to about 67 MHz maximum clock rat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4"><text:span text:style-name="T5">The longest path was not at IC, thus reducing IC didn't improve the speed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4"><text:span text:style-name="T5">Area was reduced by 8.5% with the IC reduction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terminal_20_paste" draw:layer="layout" svg:width="20.5cm" svg:height="4cm" svg:x="2cm" svg:y="9cm">
          <text:p text:style-name="P1">estimate 1.adf 1.idf</text:p>
          <text:p text:style-name="P1">total area: <text:span text:style-name="T7">13324 gates</text:span></text:p>
          <text:p text:style-name="P1">delay of the longest path: <text:span text:style-name="T7">15 ns</text:span></text:p>
          <text:p text:style-name="P1"/>
          <text:p text:style-name="P1">estimate 2.adf 2.idf</text:p>
          <text:p text:style-name="P1">total area: <text:span text:style-name="T7">12181 gates</text:span></text:p>
          <text:p text:style-name="P1">delay of the longest path: <text:span text:style-name="T7">15 ns</text:span></text:p>
          <text:p text:style-name="P1"><text:s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7cm" svg:height="9.526cm" svg:x="3.175cm" svg:y="1.904cm" draw:page-number="7" presentation:class="page"/>
          <draw:frame presentation:style-name="pr3" draw:text-style-name="P5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" draw:style-name="dp1" draw:master-page-name="TUT_5f_template_5f_blue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19.473cm" svg:height="3.177cm" svg:x="3.809cm" svg:y="0.634cm" presentation:class="title">
          <draw:text-box>
            <text:p text:style-name="P1">Generating Code for the Processor</text:p>
          </draw:text-box>
        </draw:frame>
        <draw:frame presentation:style-name="pr2" draw:text-style-name="P2" draw:layer="layout" svg:width="23.391cm" svg:height="11.855cm" svg:x="1.109cm" svg:y="5.291cm" presentation:class="outline" presentation:user-transformed="true">
          <draw:text-box>
            <text:list text:style-name="L2">
              <text:list-item>
                <text:p text:style-name="P2">Compile the sequential program for the generated architecture:</text:p>
              </text:list-item>
            </text:list>
            <text:list text:style-name="L2">
              <text:list-item>
                <text:list>
                  <text:list-item>
                    <text:p text:style-name="P3"><text:span text:style-name="T2">schedule -t 2.adf -o application1/parallel_program.tpef application1/sequential_program</text:span></text:p>
                  </text:list-item>
                </text:list>
              </text:list-item>
            </text:list>
            <text:list text:style-name="L2">
              <text:list-item>
                <text:p text:style-name="P2"><text:span text:style-name="T5">Then generate encoding (a binary encoding map file, BEM) for the instructions:</text:span></text:p>
              </text:list-item>
            </text:list>
            <text:list text:style-name="L2">
              <text:list-item>
                <text:list>
                  <text:list-item>
                    <text:p text:style-name="P3"><text:span text:style-name="T5">(A bug workaround: add a read connection to 'boolean' RF with 'prode 2.adf&amp;' before the next step! TODO: Remove this step from the tutorial after the bug has been fixed.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2">createbem 2.adf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4"><text:span text:style-name="T5">This creates 2.bem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2"><text:span text:style-name="T5">Generate bit image of the instruction memory:</text:span></text:p>
              </text:list-item>
            </text:list>
            <text:list text:style-name="L2">
              <text:list-item>
                <text:list>
                  <text:list-item>
                    <text:p text:style-name="P3"><text:span text:style-name="T2">cd application1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2">generatebits -b ../2.bem -d -t parallel_program.tpef ../2.adf</text:span></text:p>
                  </text:list-item>
                </text:list>
              </text:list-item>
            </text:list>
            <text:list text:style-name="L2">
              <text:list-item>
                <text:p text:style-name="P2"><text:span text:style-name="T5">This creates parallel_program.img and parallel_AS2.img into the application directory:</text:span></text:p>
              </text:list-item>
            </text:list>
            <text:list text:style-name="L2">
              <text:list-item>
                <text:list>
                  <text:list-item>
                    <text:p text:style-name="P3"><text:span text:style-name="T5">Contents of the program memory and the AS2 data address space, respectively in zeros and ones ascii forma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8" presentation:class="page"/>
          <draw:frame presentation:style-name="pr3" draw:text-style-name="P1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" draw:style-name="dp1" draw:master-page-name="TUT_5f_template_5f_blue" presentation:presentation-page-layout-name="AL1T1" presentation:use-date-time-name="dtd1">
        <office:forms form:automatic-focus="false" form:apply-design-mode="false"/>
        <draw:frame presentation:style-name="pr1" draw:layer="layout" svg:width="19.473cm" svg:height="3.177cm" svg:x="3.809cm" svg:y="0.634cm" presentation:class="title">
          <draw:text-box>
            <text:p text:style-name="P1">Inspecting instruction encoding</text:p>
          </draw:text-box>
        </draw:frame>
        <draw:frame presentation:style-name="pr2" draw:layer="layout" svg:width="19.473cm" svg:height="11.855cm" svg:x="3.809cm" svg:y="5.291cm" presentation:class="outline" presentation:user-transformed="true">
          <draw:text-box>
            <text:list text:style-name="L2">
              <text:list-item>
                <text:p text:style-name="P2">You can examine the processor instruction encoding using BEM viewer:</text:p>
              </text:list-item>
            </text:list>
            <text:list text:style-name="L2">
              <text:list-item>
                <text:list>
                  <text:list-item>
                    <text:p text:style-name="P3"><text:span text:style-name="T2">viewbem 2.bem | les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BEM viewer outputs its results to terminal so it is useful to pipe the command with <text:span text:style-name="T2">less</text:span> or <text:span text:style-name="T2">more</text:span></text:p>
                  </text:list-item>
                </text:list>
              </text:list-item>
            </text:list>
            <text:list text:style-name="L2">
              <text:list-item>
                <text:p text:style-name="P2">The most interesting number is the total instruction width</text:p>
              </text:list-item>
            </text:list>
            <text:list text:style-name="L2">
              <text:list-item>
                <text:list>
                  <text:list-item>
                    <text:p text:style-name="P3">If you exported the non-optimized configuration from the database and created BEM for it, you can see that reducing connections decreases instruction width</text:p>
                  </text:list-item>
                </text:list>
              </text:list-item>
            </text:list>
            <text:list text:style-name="L2">
              <text:list-item>
                <text:p text:style-name="P2">Under the total instruction width is shown what instruction consists of</text:p>
              </text:list-item>
            </text:list>
            <text:list text:style-name="L2">
              <text:list-item>
                <text:p text:style-name="P2">There is also a more detailed explanation for each move slot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9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" draw:style-name="dp1" draw:master-page-name="TUT_5f_template_5f_blue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19.473cm" svg:height="3.177cm" svg:x="3.809cm" svg:y="0.634cm" presentation:class="title">
          <draw:text-box>
            <text:p text:style-name="P1">Generate the processor implementation</text:p>
          </draw:text-box>
        </draw:frame>
        <draw:frame presentation:style-name="pr2" draw:text-style-name="P2" draw:layer="layout" svg:width="19.473cm" svg:height="11.855cm" svg:x="3.809cm" svg:y="5.291cm" presentation:class="outline" presentation:user-transformed="true">
          <draw:text-box>
            <text:list text:style-name="L2">
              <text:list-item>
                <text:p text:style-name="P2">Generate the processor VHDL implementation using Processor Generator:</text:p>
              </text:list-item>
            </text:list>
            <text:list text:style-name="L2">
              <text:list-item>
                <text:list>
                  <text:list-item>
                    <text:p text:style-name="P3"><text:span text:style-name="T2">generateprocessor -b 2.bem -i 2.idf 2.adf</text:span></text:p>
                  </text:list-item>
                </text:list>
              </text:list-item>
            </text:list>
            <text:list text:style-name="L2">
              <text:list-item>
                <text:p text:style-name="P2"><text:span text:style-name="T5">Creates folder 'proge-output' which includes the VHDL files of the processor</text:span></text:p>
              </text:list-item>
            </text:list>
            <text:list text:style-name="L2">
              <text:list-item>
                <text:list>
                  <text:list-item>
                    <text:p text:style-name="P3"><text:span text:style-name="T5">Generating a test bench for the processor automatically is not yet supported, but will be in the futur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5">Test bench will provide the memory components, initialization code, and clock generation code for testing the TTA code in a VHDL simulator easily</text:span></text:p>
                  </text:list-item>
                </text:list>
              </text:list-item>
            </text:list>
            <text:list text:style-name="L2">
              <text:list-item>
                <text:p text:style-name="P2"><text:span text:style-name="T5">The processor implementation is now ready to be simulated in a VHDL simulator (if you provide a test bench!) and synthesized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10" presentation:class="page"/>
          <draw:frame presentation:style-name="pr3" draw:text-style-name="P1" draw:layer="layout" svg:width="13.97cm" svg:height="11.432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24pt" fo:language="en" fo:country="US" style:font-family-asian="'DejaVu Sans'" style:font-pitch-asian="variable" style:font-size-asian="24pt" style:language-asian="en" style:country-asian="US" style:font-family-complex="'DejaVu Sans'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ffff00" draw:fill-gradient-name="Gradient_20_7" draw:fill-hatch-name="Hatch_20_1" draw:fill-image-name="Bitmape_20_1" draw:opacity="100%" draw:fill-image-width="0cm" draw:fill-image-height="0cm" draw:fit-to-size="false" draw:fit-to-contour="true" fo:padding-top="0cm" fo:padding-bottom="0cm" fo:padding-left="0cm" fo:padding-right="0cm" draw:shadow="hidden" draw:shadow-offset-x="0.3cm" draw:shadow-offset-y="0.3cm" draw:shadow-color="#808080" draw:shadow-opacity="100%" draw:measure-align="right-outside" draw:measure-vertical-align="below">
        <text:list-style>
          <text:list-level-style-bullet text:level="1" text:bullet-char="•">
            <style:text-properties fo:font-family="Times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imes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imes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end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Times" style:font-pitch="variable" fo:font-size="13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terminal_20_paste" style:display-name="terminal paste" style:family="graphic" style:parent-style-name="standard">
      <style:graphic-properties draw:textarea-horizontal-align="justify" draw:textarea-vertical-align="middle" draw:auto-grow-height="false"/>
      <style:paragraph-properties fo:text-align="start"/>
      <style:text-properties fo:font-family="'Andale Mono'" style:font-style-name="Normal" style:font-pitch="fixed"/>
    </style:style>
    <style:style style:name="TUT_5f_template_5f_blue-title" style:display-name="TUT_template_blue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28pt" fo:font-style="normal" fo:text-shadow="none" style:text-underline-style="none" fo:font-weight="normal" style:font-family-asian="'DejaVu Sans'" style:font-pitch-asian="variable" style:font-size-asian="28pt" style:font-style-asian="normal" style:font-weight-asian="normal" style:font-family-complex="'DejaVu Sans'" style:font-pitch-complex="variable" style:font-size-complex="28pt" style:font-style-complex="normal" style:font-weight-complex="normal" style:text-emphasize="none" style:font-relief="none"/>
    </style:style>
    <style:style style:name="TUT_5f_template_5f_blue-subtitle" style:display-name="TUT_template_blue-subtitle" style:family="presentation">
      <style:graphic-properties draw:stroke="none" draw:fill="none" draw:textarea-vertical-align="middle">
        <text:list-style>
          <text:list-level-style-bullet text:level="1" text:bullet-char="">
            <style:text-properties fo:font-family="Wingdings" style:font-pitch="variable" style:font-charset="x-symbol" fo:color="#000000" fo:font-size="100%"/>
          </text:list-level-style-bullet>
          <text:list-level-style-bullet text:level="2" text:bullet-char="">
            <style:list-level-properties text:space-before="1.058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•">
            <style:list-level-properties text:space-before="2.116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4.074cm"/>
            <style:text-properties fo:font-family="Arial" style:font-family-generic="swiss" style:font-pitch="variable" fo:color="#333333" fo:font-size="100%"/>
          </text:list-level-style-bullet>
          <text:list-level-style-bullet text:level="5" text:bullet-char="»">
            <style:list-level-properties text:space-before="5.238cm"/>
            <style:text-properties fo:font-family="Arial" style:font-family-generic="swiss" style:font-pitch="variable" fo:color="#333333" fo:font-size="100%"/>
          </text:list-level-style-bullet>
          <text:list-level-style-bullet text:level="6" text:bullet-char="»">
            <style:list-level-properties text:space-before="5.238cm"/>
            <style:text-properties fo:font-family="Arial" style:font-family-generic="swiss" style:font-pitch="variable" fo:color="#333333" fo:font-size="100%"/>
          </text:list-level-style-bullet>
          <text:list-level-style-bullet text:level="7" text:bullet-char="»">
            <style:list-level-properties text:space-before="5.238cm"/>
            <style:text-properties fo:font-family="Arial" style:font-family-generic="swiss" style:font-pitch="variable" fo:color="#333333" fo:font-size="100%"/>
          </text:list-level-style-bullet>
          <text:list-level-style-bullet text:level="8" text:bullet-char="»">
            <style:list-level-properties text:space-before="5.238cm"/>
            <style:text-properties fo:font-family="Arial" style:font-family-generic="swiss" style:font-pitch="variable" fo:color="#333333" fo:font-size="100%"/>
          </text:list-level-style-bullet>
          <text:list-level-style-bullet text:level="9" text:bullet-char="»">
            <style:list-level-properties text:space-before="5.238cm"/>
            <style:text-properties fo:font-family="Arial" style:font-family-generic="swiss" style:font-pitch="variable" fo:color="#333333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center" text:enable-numbering="true" fo:text-indent="0cm" style:punctuation-wrap="simple" style:line-break="normal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text-emphasize="none" style:font-relief="none"/>
    </style:style>
    <style:style style:name="TUT_5f_template_5f_blue-background" style:display-name="TUT_template_blue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UT_5f_template_5f_blue-backgroundobjects" style:display-name="TUT_template_blue-backgroundobjects" style:family="presentation">
      <style:graphic-properties draw:shadow="hidden" draw:shadow-offset-x="0.3cm" draw:shadow-offset-y="0.3cm" draw:shadow-color="#808080">
        <text:list-style>
          <text:list-level-style-bullet text:level="1" text:bullet-char="•">
            <style:text-properties fo:font-family="Times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imes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imes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Times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TUT_5f_template_5f_blue-notes" style:display-name="TUT_template_blue-notes" style:family="presentation">
      <style:graphic-properties draw:stroke="none" draw:fill="none">
        <text:list-style>
          <text:list-level-style-bullet text:level="1" text:bullet-char="•">
            <style:text-properties fo:font-family="Times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imes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imes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Times" style:font-pitch="variable" fo:font-size="12pt" fo:font-style="normal" fo:text-shadow="none" style:text-underline-style="none" fo:font-weight="normal" style:font-family-asian="'DejaVu Sans'" style:font-pitch-asian="variable" style:font-size-asian="12pt" style:font-style-asian="normal" style:font-weight-asian="normal" style:font-family-complex="'DejaVu Sans'" style:font-pitch-complex="variable" style:font-size-complex="12pt" style:font-style-complex="normal" style:font-weight-complex="normal" style:text-emphasize="none" style:font-relief="none"/>
    </style:style>
    <style:style style:name="TUT_5f_template_5f_blue-outline1" style:display-name="TUT_template_blue-outline1" style:family="presentation">
      <style:graphic-properties draw:stroke="none" draw:fill="none">
        <text:list-style>
          <text:list-level-style-bullet text:level="1" text:bullet-char="">
            <style:list-level-properties text:min-label-width="0.529cm"/>
            <style:text-properties fo:font-family="Wingdings" style:font-pitch="variable" style:font-charset="x-symbol" fo:color="#000000" fo:font-size="100%"/>
          </text:list-level-style-bullet>
          <text:list-level-style-bullet text:level="2" text:bullet-char="">
            <style:list-level-properties text:space-before="1.058cm" text:min-label-width="0.529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•">
            <style:list-level-properties text:space-before="2.116cm" text:min-label-width="0.529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4.074cm" text:min-label-width="0.635cm"/>
            <style:text-properties fo:font-family="Arial" style:font-family-generic="swiss" style:font-pitch="variable" fo:color="#333333" fo:font-size="100%"/>
          </text:list-level-style-bullet>
          <text:list-level-style-bullet text:level="5" text:bullet-char="»">
            <style:list-level-properties text:space-before="5.238cm" text:min-label-width="0.635cm"/>
            <style:text-properties fo:font-family="Arial" style:font-family-generic="swiss" style:font-pitch="variable" fo:color="#333333" fo:font-size="100%"/>
          </text:list-level-style-bullet>
          <text:list-level-style-bullet text:level="6" text:bullet-char="»">
            <style:list-level-properties text:space-before="5.238cm" text:min-label-width="0.635cm"/>
            <style:text-properties fo:font-family="Arial" style:font-family-generic="swiss" style:font-pitch="variable" fo:color="#333333" fo:font-size="100%"/>
          </text:list-level-style-bullet>
          <text:list-level-style-bullet text:level="7" text:bullet-char="»">
            <style:list-level-properties text:space-before="5.238cm" text:min-label-width="0.635cm"/>
            <style:text-properties fo:font-family="Arial" style:font-family-generic="swiss" style:font-pitch="variable" fo:color="#333333" fo:font-size="100%"/>
          </text:list-level-style-bullet>
          <text:list-level-style-bullet text:level="8" text:bullet-char="»">
            <style:list-level-properties text:space-before="5.238cm" text:min-label-width="0.635cm"/>
            <style:text-properties fo:font-family="Arial" style:font-family-generic="swiss" style:font-pitch="variable" fo:color="#333333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529cm" fo:margin-right="0cm" fo:margin-top="0.176cm" fo:margin-bottom="0cm" fo:line-height="100%" fo:text-align="start" text:enable-numbering="true" fo:text-indent="0cm" style:punctuation-wrap="simple" style:line-break="normal">
        <style:tab-stops>
          <style:tab-stop style:position="2.01cm"/>
          <style:tab-stop style:position="4.55cm"/>
          <style:tab-stop style:position="7.09cm"/>
          <style:tab-stop style:position="9.63cm"/>
          <style:tab-stop style:position="12.17cm"/>
          <style:tab-stop style:position="14.71cm"/>
          <style:tab-stop style:position="17.25cm"/>
          <style:tab-stop style:position="19.79cm"/>
          <style:tab-stop style:position="22.33cm"/>
          <style:tab-stop style:position="24.87cm"/>
          <style:tab-stop style:position="27.41cm"/>
        </style:tab-stops>
      </style:paragraph-properties>
      <style:text-properties fo:color="#000000" style:text-outline="false" style:text-line-through-style="none" style:text-position="0% 100%" fo:font-family="Arial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text-emphasize="none" style:font-relief="none"/>
    </style:style>
    <style:style style:name="TUT_5f_template_5f_blue-outline2" style:display-name="TUT_template_blue-outline2" style:family="presentation" style:parent-style-name="TUT_5f_template_5f_blue-outline1">
      <style:paragraph-properties fo:margin-left="1.587cm" fo:margin-right="0cm" fo:margin-top="0.141cm" fo:margin-bottom="0cm" fo:line-height="100%" fo:text-align="start" text:enable-numbering="true" fo:text-indent="0cm" style:punctuation-wrap="simple" style:line-break="normal">
        <style:tab-stops>
          <style:tab-stop style:position="0.952cm"/>
          <style:tab-stop style:position="3.492cm"/>
          <style:tab-stop style:position="6.032cm"/>
          <style:tab-stop style:position="8.572cm"/>
          <style:tab-stop style:position="11.112cm"/>
          <style:tab-stop style:position="13.652cm"/>
          <style:tab-stop style:position="16.192cm"/>
          <style:tab-stop style:position="18.732cm"/>
          <style:tab-stop style:position="21.272cm"/>
          <style:tab-stop style:position="23.812cm"/>
          <style:tab-stop style:position="26.352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TUT_5f_template_5f_blue-outline3" style:display-name="TUT_template_blue-outline3" style:family="presentation" style:parent-style-name="TUT_5f_template_5f_blue-outline2">
      <style:paragraph-properties fo:margin-left="2.645cm" fo:margin-right="0cm" fo:margin-top="0.123cm" fo:margin-bottom="0cm" fo:line-height="100%" fo:text-align="start" text:enable-numbering="true" fo:text-indent="0cm" style:punctuation-wrap="simple" style:line-break="normal">
        <style:tab-stops>
          <style:tab-stop style:position="2.434cm"/>
          <style:tab-stop style:position="4.974cm"/>
          <style:tab-stop style:position="7.514cm"/>
          <style:tab-stop style:position="10.054cm"/>
          <style:tab-stop style:position="12.594cm"/>
          <style:tab-stop style:position="15.134cm"/>
          <style:tab-stop style:position="17.674cm"/>
          <style:tab-stop style:position="20.214cm"/>
          <style:tab-stop style:position="22.754cm"/>
          <style:tab-stop style:position="25.294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size-asian="14pt" style:font-size-complex="14pt" style:font-relief="none"/>
    </style:style>
    <style:style style:name="TUT_5f_template_5f_blue-outline4" style:display-name="TUT_template_blue-outline4" style:family="presentation" style:parent-style-name="TUT_5f_template_5f_blue-outline3">
      <style:paragraph-properties fo:margin-left="4.709cm" fo:margin-right="0cm" fo:margin-top="0.123cm" fo:margin-bottom="0cm" fo:line-height="100%" fo:text-align="start" text:enable-numbering="true" fo:text-indent="0cm" style:punctuation-wrap="simple" style:line-break="normal">
        <style:tab-stops>
          <style:tab-stop style:position="0.37cm"/>
          <style:tab-stop style:position="2.91cm"/>
          <style:tab-stop style:position="5.45cm"/>
          <style:tab-stop style:position="7.99cm"/>
          <style:tab-stop style:position="10.53cm"/>
          <style:tab-stop style:position="13.07cm"/>
          <style:tab-stop style:position="15.61cm"/>
          <style:tab-stop style:position="18.15cm"/>
          <style:tab-stop style:position="20.69cm"/>
          <style:tab-stop style:position="23.23cm"/>
        </style:tab-stops>
      </style:paragraph-properties>
      <style:text-properties fo:color="#333333" style:text-line-through-style="none" style:text-position="0% 100%" fo:font-family="Arial" style:font-pitch="variable" fo:font-size="14pt" fo:font-style="normal" fo:text-shadow="none" style:text-underline-style="none" fo:font-weight="normal" style:font-size-asian="14pt" style:font-size-complex="14pt" style:font-relief="none"/>
    </style:style>
    <style:style style:name="TUT_5f_template_5f_blue-outline5" style:display-name="TUT_template_blue-outline5" style:family="presentation" style:parent-style-name="TUT_5f_template_5f_blue-outline4">
      <style:paragraph-properties fo:margin-left="5.873cm" fo:margin-right="0cm" fo:margin-top="0.123cm" fo:margin-bottom="0cm" fo:line-height="100%" fo:text-align="start" text:enable-numbering="true" fo:text-indent="0cm" style:punctuation-wrap="simple" style:line-break="normal">
        <style:tab-stops>
          <style:tab-stop style:position="1.746cm"/>
          <style:tab-stop style:position="4.286cm"/>
          <style:tab-stop style:position="6.826cm"/>
          <style:tab-stop style:position="9.366cm"/>
          <style:tab-stop style:position="11.906cm"/>
          <style:tab-stop style:position="14.446cm"/>
          <style:tab-stop style:position="16.986cm"/>
          <style:tab-stop style:position="19.526cm"/>
          <style:tab-stop style:position="22.066cm"/>
        </style:tab-stops>
      </style:paragraph-properties>
      <style:text-properties fo:color="#333333" style:text-line-through-style="none" style:text-position="0% 100%" fo:font-family="Arial" style:font-pitch="variable" fo:font-size="14pt" fo:font-style="normal" fo:text-shadow="none" style:text-underline-style="none" fo:font-weight="normal" style:font-size-asian="14pt" style:font-size-complex="14pt" style:font-relief="none"/>
    </style:style>
    <style:style style:name="TUT_5f_template_5f_blue-outline6" style:display-name="TUT_template_blue-outline6" style:family="presentation" style:parent-style-name="TUT_5f_template_5f_blue-outline5">
      <style:paragraph-properties fo:margin-left="5.873cm" fo:margin-right="0cm" fo:margin-top="0.123cm" fo:margin-bottom="0cm" fo:line-height="100%" fo:text-align="start" text:enable-numbering="true" fo:text-indent="0cm" style:punctuation-wrap="simple" style:line-break="normal">
        <style:tab-stops>
          <style:tab-stop style:position="1.746cm"/>
          <style:tab-stop style:position="4.286cm"/>
          <style:tab-stop style:position="6.826cm"/>
          <style:tab-stop style:position="9.366cm"/>
          <style:tab-stop style:position="11.906cm"/>
          <style:tab-stop style:position="14.446cm"/>
          <style:tab-stop style:position="16.986cm"/>
          <style:tab-stop style:position="19.526cm"/>
          <style:tab-stop style:position="22.066cm"/>
        </style:tab-stops>
      </style:paragraph-properties>
      <style:text-properties fo:color="#333333" style:text-line-through-style="none" style:text-position="0% 100%" fo:font-family="Arial" style:font-pitch="variable" fo:font-size="14pt" fo:font-style="normal" fo:text-shadow="none" style:text-underline-style="none" fo:font-weight="normal" style:font-size-asian="14pt" style:font-size-complex="14pt" style:font-relief="none"/>
    </style:style>
    <style:style style:name="TUT_5f_template_5f_blue-outline7" style:display-name="TUT_template_blue-outline7" style:family="presentation" style:parent-style-name="TUT_5f_template_5f_blue-outline6">
      <style:paragraph-properties fo:margin-left="5.873cm" fo:margin-right="0cm" fo:margin-top="0.123cm" fo:margin-bottom="0cm" fo:line-height="100%" fo:text-align="start" text:enable-numbering="true" fo:text-indent="0cm" style:punctuation-wrap="simple" style:line-break="normal">
        <style:tab-stops>
          <style:tab-stop style:position="1.746cm"/>
          <style:tab-stop style:position="4.286cm"/>
          <style:tab-stop style:position="6.826cm"/>
          <style:tab-stop style:position="9.366cm"/>
          <style:tab-stop style:position="11.906cm"/>
          <style:tab-stop style:position="14.446cm"/>
          <style:tab-stop style:position="16.986cm"/>
          <style:tab-stop style:position="19.526cm"/>
          <style:tab-stop style:position="22.066cm"/>
        </style:tab-stops>
      </style:paragraph-properties>
      <style:text-properties fo:color="#333333" style:text-line-through-style="none" style:text-position="0% 100%" fo:font-family="Arial" style:font-pitch="variable" fo:font-size="14pt" fo:font-style="normal" fo:text-shadow="none" style:text-underline-style="none" fo:font-weight="normal" style:font-size-asian="14pt" style:font-size-complex="14pt" style:font-relief="none"/>
    </style:style>
    <style:style style:name="TUT_5f_template_5f_blue-outline8" style:display-name="TUT_template_blue-outline8" style:family="presentation" style:parent-style-name="TUT_5f_template_5f_blue-outline7">
      <style:paragraph-properties fo:margin-left="5.873cm" fo:margin-right="0cm" fo:margin-top="0.123cm" fo:margin-bottom="0cm" fo:line-height="100%" fo:text-align="start" text:enable-numbering="true" fo:text-indent="0cm" style:punctuation-wrap="simple" style:line-break="normal">
        <style:tab-stops>
          <style:tab-stop style:position="1.746cm"/>
          <style:tab-stop style:position="4.286cm"/>
          <style:tab-stop style:position="6.826cm"/>
          <style:tab-stop style:position="9.366cm"/>
          <style:tab-stop style:position="11.906cm"/>
          <style:tab-stop style:position="14.446cm"/>
          <style:tab-stop style:position="16.986cm"/>
          <style:tab-stop style:position="19.526cm"/>
          <style:tab-stop style:position="22.066cm"/>
        </style:tab-stops>
      </style:paragraph-properties>
      <style:text-properties fo:color="#333333" style:text-line-through-style="none" style:text-position="0% 100%" fo:font-family="Arial" style:font-pitch="variable" fo:font-size="14pt" fo:font-style="normal" fo:text-shadow="none" style:text-underline-style="none" fo:font-weight="normal" style:font-size-asian="14pt" style:font-size-complex="14pt" style:font-relief="none"/>
    </style:style>
    <style:style style:name="TUT_5f_template_5f_blue-outline9" style:display-name="TUT_template_blue-outline9" style:family="presentation" style:parent-style-name="TUT_5f_template_5f_blue-outline8">
      <style:paragraph-properties fo:margin-left="5.873cm" fo:margin-right="0cm" fo:margin-top="0.123cm" fo:margin-bottom="0cm" fo:line-height="100%" fo:text-align="start" text:enable-numbering="true" fo:text-indent="0cm" style:punctuation-wrap="simple" style:line-break="normal">
        <style:tab-stops>
          <style:tab-stop style:position="1.746cm"/>
          <style:tab-stop style:position="4.286cm"/>
          <style:tab-stop style:position="6.826cm"/>
          <style:tab-stop style:position="9.366cm"/>
          <style:tab-stop style:position="11.906cm"/>
          <style:tab-stop style:position="14.446cm"/>
          <style:tab-stop style:position="16.986cm"/>
          <style:tab-stop style:position="19.526cm"/>
          <style:tab-stop style:position="22.066cm"/>
        </style:tab-stops>
      </style:paragraph-properties>
      <style:text-properties fo:color="#333333" style:text-line-through-style="none" style:text-position="0% 100%" fo:font-family="Arial" style:font-pitch="variable" fo:font-size="14pt" fo:font-style="normal" fo:text-shadow="none" style:text-underline-style="none" fo:font-weight="normal" style:font-size-asian="14pt" style:font-size-complex="14pt" style:font-relief="none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auto-grow-height="false" fo:min-height="1.2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1.378cm 0cm 0cm)" draw:image-opacity="100%" style:mirror="none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5" style:family="graphic" style:parent-style-name="standard">
      <style:graphic-properties draw:stroke="none" draw:fill="none" draw:fill-color="#00cc99" draw:textarea-horizontal-align="left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6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pr1" style:family="presentation" style:parent-style-name="TUT_5f_template_5f_blue-backgroundobjects" style:list-style-name="L2">
      <style:graphic-properties draw:stroke="none" draw:fill="none" draw:fill-color="#00cc99" draw:textarea-horizontal-align="right" draw:textarea-vertical-align="top" draw:auto-grow-height="false" draw:auto-grow-width="false" fo:min-height="1.06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TUT_5f_template_5f_blue-backgroundobjects" style:list-style-name="L3">
      <style:graphic-properties draw:stroke="none" draw:fill="none" draw:fill-color="#00cc99" draw:textarea-horizontal-align="justify" draw:textarea-vertical-align="top" draw:auto-grow-height="false" draw:auto-grow-width="false" fo:min-height="0.938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TUT_5f_template_5f_blue-backgroundobjects" style:list-style-name="L4">
      <style:graphic-properties draw:stroke="none" draw:fill="none" draw:fill-color="#00cc99" draw:textarea-horizontal-align="left" draw:textarea-vertical-align="top" draw:auto-grow-height="false" draw:auto-grow-width="false" fo:min-height="0.637cm" fo:min-width="0cm" fo:padding-top="0.13cm" fo:padding-bottom="0.13cm" fo:padding-left="0.25cm" fo:padding-right="0.25cm" fo:wrap-option="no-wrap" draw:shadow="hidden" draw:shadow-color="#808080"/>
    </style:style>
    <style:style style:name="pr4" style:family="presentation" style:parent-style-name="TUT_5f_template_5f_blue-backgroundobjects">
      <style:graphic-properties draw:stroke="none" draw:fill="none" draw:fill-color="#00cc99" draw:textarea-horizontal-align="left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5" style:family="presentation" style:parent-style-name="TUT_5f_template_5f_blue-backgroundobjects">
      <style:graphic-properties draw:stroke="none" draw:fill="none" draw:fill-color="#00cc99" draw:textarea-horizontal-align="right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6" style:family="presentation" style:parent-style-name="TUT_5f_template_5f_blue-backgroundobjects">
      <style:graphic-properties draw:stroke="none" draw:fill="none" draw:fill-color="#00cc99" draw:textarea-horizontal-align="left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7" style:family="presentation" style:parent-style-name="TUT_5f_template_5f_blue-backgroundobjects">
      <style:graphic-properties draw:stroke="none" draw:fill="none" draw:fill-color="#00cc99" draw:textarea-horizontal-align="right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text-align="center" style:writing-mode="lr-tb"/>
      <style:text-properties fo:font-size="24pt"/>
    </style:style>
    <style:style style:name="P6" style:family="paragraph">
      <style:paragraph-properties fo:margin-left="0cm" fo:margin-right="0cm" fo:line-height="100%" fo:text-align="end" text:enable-numbering="false" fo:text-indent="0cm" style:writing-mode="lr-tb"/>
      <style:text-properties fo:font-size="14pt" style:font-size-asian="14pt" style:font-size-complex="14pt"/>
    </style:style>
    <style:style style:name="P7" style:family="paragraph">
      <style:paragraph-properties fo:margin-left="0cm" fo:margin-right="0cm" fo:line-height="100%" fo:text-align="center" text:enable-numbering="false" fo:text-indent="0cm" style:writing-mode="lr-tb"/>
      <style:text-properties fo:font-size="14pt" style:font-size-asian="14pt" style:font-size-complex="14pt"/>
    </style:style>
    <style:style style:name="P8" style:family="paragraph">
      <style:paragraph-properties fo:margin-left="0cm" fo:margin-right="0cm" fo:line-height="100%" text:enable-numbering="false" fo:text-indent="0cm" style:writing-mode="lr-tb"/>
      <style:text-properties fo:font-size="14pt" style:font-size-asian="14pt" style:font-size-complex="14pt"/>
    </style:style>
    <style:style style:name="P9" style:family="paragraph">
      <style:paragraph-properties fo:margin-left="0cm" fo:margin-right="0cm" fo:margin-top="0.154cm" fo:margin-bottom="0cm" fo:line-height="100%" text:enable-numbering="false" fo:text-indent="0cm"/>
    </style:style>
    <style:style style:name="P10" style:family="paragraph">
      <style:paragraph-properties style:writing-mode="lr-tb"/>
    </style:style>
    <style:style style:name="P11" style:family="paragraph">
      <style:paragraph-properties fo:text-align="center"/>
    </style:style>
    <style:style style:name="P12" style:family="paragraph">
      <style:paragraph-properties fo:margin-left="0cm" fo:margin-right="0cm" text:enable-numbering="false" fo:text-indent="0cm" style:writing-mode="lr-tb"/>
      <style:text-properties fo:font-size="14pt" style:font-size-asian="14pt" style:font-size-complex="14pt"/>
    </style:style>
    <style:style style:name="P13" style:family="paragraph">
      <style:paragraph-properties fo:margin-left="0cm" fo:margin-right="0cm" fo:text-align="end" text:enable-numbering="false" fo:text-indent="0cm" style:writing-mode="lr-tb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ccccff" fo:font-family="Arial" style:font-pitch="variable" fo:font-size="8pt" style:font-size-asian="8pt" style:font-size-complex="8pt"/>
    </style:style>
    <style:style style:name="T3" style:family="text">
      <style:text-properties fo:font-family="Arial" style:font-pitch="variable" fo:font-size="8pt" fo:language="fi" fo:country="FI" style:font-size-asian="8pt" style:font-size-complex="8pt"/>
    </style:style>
    <style:style style:name="T4" style:family="text">
      <style:text-properties fo:color="#808080" fo:font-family="Arial" style:font-pitch="variable" fo:font-size="8pt" fo:language="fi" fo:country="FI" style:font-size-asian="8pt" style:font-size-complex="8pt"/>
    </style:style>
    <style:style style:name="T5" style:family="text">
      <style:text-properties fo:font-family="Arial" style:font-pitch="variable" fo:font-size="7pt" fo:language="fi" fo:country="FI" style:font-size-asian="7pt" style:font-size-complex="7pt"/>
    </style:style>
    <style:style style:name="T6" style:family="text">
      <style:text-properties fo:font-size="12pt" fo:language="fi" fo:country="FI" style:font-size-asian="12pt" style:font-size-complex="12pt"/>
    </style:style>
    <text:list-style style:name="L1">
      <text:list-level-style-bullet text:level="1" text:bullet-char="•">
        <style:text-properties fo:font-family="Times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imes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</text:list-style>
    <text:list-style style:name="L2">
      <text:list-level-style-bullet text:level="1" text:bullet-char="•">
        <style:text-properties fo:font-family="Arial" style:font-family-generic="swiss" style:font-pitch="variable" fo:color="#ccccff" fo:font-size="100%"/>
      </text:list-level-style-bullet>
      <text:list-level-style-bullet text:level="2" text:bullet-char="•">
        <style:list-level-properties text:space-before="1.27cm"/>
        <style:text-properties fo:font-family="Times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imes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</text:list-style>
    <text:list-style style:name="L4">
      <text:list-level-style-bullet text:level="1" text:bullet-char="•">
        <style:text-properties fo:font-family="Arial" style:font-family-generic="swiss" style:font-pitch="variable" fo:color="#808080" fo:font-size="100%"/>
      </text:list-level-style-bullet>
      <text:list-level-style-bullet text:level="2" text:bullet-char="•">
        <style:list-level-properties text:space-before="1.27cm"/>
        <style:text-properties fo:font-family="Times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094cm" svg:height="4.57cm" svg:x="2.191cm" svg:y="3.556cm"/>
      <draw:page-thumbnail draw:layer="backgroundobjects" svg:width="6.094cm" svg:height="4.57cm" svg:x="10.763cm" svg:y="3.556cm"/>
      <draw:page-thumbnail draw:layer="backgroundobjects" svg:width="6.094cm" svg:height="4.57cm" svg:x="2.191cm" svg:y="10.414cm"/>
      <draw:page-thumbnail draw:layer="backgroundobjects" svg:width="6.094cm" svg:height="4.57cm" svg:x="10.763cm" svg:y="10.414cm"/>
      <draw:page-thumbnail draw:layer="backgroundobjects" svg:width="6.094cm" svg:height="4.57cm" svg:x="2.191cm" svg:y="17.272cm"/>
      <draw:page-thumbnail draw:layer="backgroundobjects" svg:width="6.094cm" svg:height="4.57cm" svg:x="10.763cm" svg:y="17.272cm"/>
      <draw:frame draw:style-name="gr1" draw:text-style-name="P2" draw:layer="backgroundobjects" svg:width="8.266cm" svg:height="1.269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8.266cm" svg:height="1.269cm" svg:x="10.783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8.266cm" svg:height="1.269cm" svg:x="0cm" svg:y="24.13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8.266cm" svg:height="1.269cm" svg:x="10.783cm" svg:y="24.13cm">
        <draw:text-box>
          <text:p text:style-name="P3"><text:span text:style-name="T1"><text:page-number>&lt;number&gt;</text:page-number></text:span></text:p>
        </draw:text-box>
      </draw:frame>
    </style:handout-master>
    <style:master-page style:name="TUT_5f_template_5f_blue" style:display-name="TUT_template_blue" style:page-layout-name="PM1" draw:style-name="dp1">
      <draw:frame draw:style-name="gr3" draw:text-style-name="P5" draw:layer="backgroundobjects" svg:width="25.4cm" svg:height="19.015cm" svg:x="0cm" svg:y="0cm">
        <draw:image xlink:href="Pictures/10000000000003D8000002B8A65A0353.png" xlink:type="simple" xlink:show="embed" xlink:actuate="onLoad">
          <text:p text:style-name="P1"/>
        </draw:image>
      </draw:frame>
      <draw:frame presentation:style-name="pr1" draw:text-style-name="P6" draw:layer="backgroundobjects" svg:width="0.847cm" svg:height="1.059cm" svg:x="24.129cm" svg:y="0.635cm" presentation:class="page-number">
        <draw:text-box>
          <text:p text:style-name="P6"><text:span text:style-name="T2"><text:page-number>&lt;number&gt;</text:page-number></text:span></text:p>
        </draw:text-box>
      </draw:frame>
      <draw:frame draw:style-name="gr4" draw:text-style-name="P5" draw:layer="backgroundobjects" svg:width="5.424cm" svg:height="0.811cm" svg:x="0.9cm" svg:y="17.727cm">
        <draw:image xlink:href="Pictures/10000000000001AB00000040CD8D5343.jpg" xlink:type="simple" xlink:show="embed" xlink:actuate="onLoad">
          <text:p text:style-name="P1"/>
        </draw:image>
      </draw:frame>
      <draw:frame presentation:style-name="pr2" draw:text-style-name="P7" draw:layer="backgroundobjects" svg:width="9.313cm" svg:height="0.937cm" svg:x="9.736cm" svg:y="18.202cm" presentation:class="footer">
        <draw:text-box>
          <text:p text:style-name="P7"><text:span text:style-name="T3">Tutorial: From C to VHDL as Quickly as Possible</text:span></text:p>
        </draw:text-box>
      </draw:frame>
      <draw:frame presentation:style-name="pr3" draw:text-style-name="P8" draw:layer="backgroundobjects" svg:width="2.328cm" svg:height="0.636cm" svg:x="23.072cm" svg:y="18.202cm" presentation:class="date-time">
        <draw:text-box>
          <text:p text:style-name="P8"><text:span text:style-name="T4"><text:date style:data-style-name="D3" text:date-value="2007-08-17">17.08.07</text:date></text:span></text:p>
        </draw:text-box>
      </draw:frame>
      <draw:frame presentation:style-name="TUT_5f_template_5f_blue-title" draw:layer="backgroundobjects" svg:width="19.473cm" svg:height="3.176cm" svg:x="3.809cm" svg:y="0.634cm" presentation:class="title" presentation:placeholder="true">
        <draw:text-box/>
      </draw:frame>
      <draw:frame presentation:style-name="TUT_5f_template_5f_blue-outline1" draw:layer="backgroundobjects" svg:width="19.473cm" svg:height="11.854cm" svg:x="3.809cm" svg:y="5.291cm" presentation:class="outline" presentation:placeholder="true">
        <draw:text-box/>
      </draw:frame>
      <draw:custom-shape draw:style-name="gr5" draw:text-style-name="P10" draw:layer="backgroundobjects" svg:width="6.884cm" svg:height="0.536cm" svg:x="1.614cm" svg:y="18.203cm">
        <text:p text:style-name="P9"><text:span text:style-name="T5">Institute of Digital and Computer Systems</text:span></text:p>
        <draw:enhanced-geometry svg:viewBox="0 0 21600 21600" draw:type="mso-spt202" draw:enhanced-path="M 0 0 L 21600 0 21600 21600 0 21600 0 0 Z N"/>
      </draw:custom-shape>
      <presentation:notes style:page-layout-name="PM0">
        <draw:rect draw:style-name="gr6" draw:text-style-name="P11" draw:layer="backgroundobjects" svg:width="19.05cm" svg:height="25.4cm" svg:x="0cm" svg:y="0cm">
          <text:p text:style-name="P1"/>
        </draw:rect>
        <draw:frame presentation:style-name="pr4" draw:text-style-name="P12" draw:layer="backgroundobjects" svg:width="8.255cm" svg:height="1.271cm" svg:x="-0.001cm" svg:y="0cm" presentation:class="header">
          <draw:text-box>
            <text:p text:style-name="P12"><text:span text:style-name="T6"><presentation:header/></text:span></text:p>
          </draw:text-box>
        </draw:frame>
        <draw:frame presentation:style-name="pr5" draw:text-style-name="P13" draw:layer="backgroundobjects" svg:width="8.255cm" svg:height="1.271cm" svg:x="10.794cm" svg:y="0cm" presentation:class="date-time">
          <draw:text-box>
            <text:p text:style-name="P13"><text:span text:style-name="T6"><presentation:date-time/></text:span></text:p>
          </draw:text-box>
        </draw:frame>
        <draw:page-thumbnail presentation:style-name="TUT_5f_template_5f_blue-title" draw:layer="backgroundobjects" svg:width="12.7cm" svg:height="9.526cm" svg:x="3.175cm" svg:y="1.904cm" presentation:class="page"/>
        <draw:frame presentation:style-name="TUT_5f_template_5f_blue-notes" draw:layer="backgroundobjects" svg:width="13.97cm" svg:height="11.431cm" svg:x="2.54cm" svg:y="12.065cm" presentation:class="notes" presentation:placeholder="true">
          <draw:text-box/>
        </draw:frame>
        <draw:frame presentation:style-name="pr6" draw:text-style-name="P12" draw:layer="backgroundobjects" svg:width="8.255cm" svg:height="1.271cm" svg:x="-0.001cm" svg:y="24.129cm" presentation:class="footer">
          <draw:text-box>
            <text:p text:style-name="P12"><text:span text:style-name="T6"><presentation:footer/></text:span></text:p>
          </draw:text-box>
        </draw:frame>
        <draw:frame presentation:style-name="pr7" draw:text-style-name="P13" draw:layer="backgroundobjects" svg:width="8.255cm" svg:height="1.271cm" svg:x="10.794cm" svg:y="24.129cm" presentation:class="page-number">
          <draw:text-box>
            <text:p text:style-name="P13"><text:span text:style-name="T6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4$Build-9134</meta:generator>
    <dc:title>No Slide Title</dc:title>
    <meta:initial-creator>mainos</meta:initial-creator>
    <meta:creation-date>2001-10-15T07:58:49</meta:creation-date>
    <dc:creator>Otto Esko</dc:creator>
    <dc:date>2007-08-17T10:48:02</dc:date>
    <meta:print-date>2003-04-11T10:29:25</meta:print-date>
    <dc:language>en-US</dc:language>
    <meta:editing-cycles>588</meta:editing-cycles>
    <meta:editing-duration>P9DT9H24M38S</meta:editing-duration>
    <meta:user-defined meta:name="Info 1"/>
    <meta:user-defined meta:name="Info 2"/>
    <meta:user-defined meta:name="Info 3"/>
    <meta:user-defined meta:name="Info 4"/>
    <meta:document-statistic meta:object-count="66"/>
  </office:meta>
</office:document-meta>
</file>